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70000028C23A88FD7.png"/>
  <manifest:file-entry manifest:media-type="image/png" manifest:full-path="Pictures/1000020100000262000002970E76EE76.png"/>
  <manifest:file-entry manifest:media-type="image/png" manifest:full-path="Pictures/10000201000002A000000165CA819E17.png"/>
  <manifest:file-entry manifest:media-type="image/gif" manifest:full-path="Pictures/10000000000001FC000002ADF031AED9.gif"/>
  <manifest:file-entry manifest:media-type="image/gif" manifest:full-path="Pictures/100000000000028D0000022A29636F70.gif"/>
  <manifest:file-entry manifest:media-type="image/png" manifest:full-path="Pictures/100002010000025B000002168CAFBCC6.png"/>
  <manifest:file-entry manifest:media-type="image/gif" manifest:full-path="Pictures/10000000000002B3000001FEC2429221.gif"/>
  <manifest:file-entry manifest:media-type="image/png" manifest:full-path="Pictures/10000201000002620000029705C401B6.png"/>
  <manifest:file-entry manifest:media-type="image/png" manifest:full-path="Pictures/10000201000002620000023CF9483014.png"/>
  <manifest:file-entry manifest:media-type="image/gif" manifest:full-path="Pictures/100000000000025000000314F4475CD8.gif"/>
  <manifest:file-entry manifest:media-type="image/gif" manifest:full-path="Pictures/100000000000028200000187EF689C82.gif"/>
  <manifest:file-entry manifest:media-type="image/gif" manifest:full-path="Pictures/10000000000002B3000001D27CC80E3B.gif"/>
  <manifest:file-entry manifest:media-type="image/gif" manifest:full-path="Pictures/10000000000002BE000001DC2656FB2C.gif"/>
  <manifest:file-entry manifest:media-type="image/gif" manifest:full-path="Pictures/10000000000001C4000000D2BD89887D.gif"/>
  <manifest:file-entry manifest:media-type="image/gif" manifest:full-path="Pictures/100000000000028D0000022AD1F4CE16.gif"/>
  <manifest:file-entry manifest:media-type="image/png" manifest:full-path="Pictures/1000020100000262000002AA2040C4C3.png"/>
  <manifest:file-entry manifest:media-type="image/gif" manifest:full-path="Pictures/100000000000029000000229318AE643.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png" manifest:full-path="Pictures/10000201000002A2000002E183D5BAFC.png"/>
  <manifest:file-entry manifest:media-type="image/png" manifest:full-path="Pictures/100000000000025D00000267DBB29C45.png"/>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2900000022C43F9F929.gif"/>
  <manifest:file-entry manifest:media-type="image/gif" manifest:full-path="Pictures/100000000000018A000000B09355E01A.gif"/>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819in" fo:margin-left="0in" fo:margin-right="0.0104in" table:align="margins"/>
    </style:style>
    <style:style style:name="Table8.A" style:family="table-column">
      <style:table-column-properties style:column-width="6.681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1.375in" table:align="left"/>
    </style:style>
    <style:style style:name="Table10.A" style:family="table-column">
      <style:table-column-properties style:column-width="0.5729in"/>
    </style:style>
    <style:style style:name="Table10.B" style:family="table-column">
      <style:table-column-properties style:column-width="0.3958in"/>
    </style:style>
    <style:style style:name="Table10.C" style:family="table-column">
      <style:table-column-properties style:column-width="0.4063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3.0826in" table:align="left"/>
    </style:style>
    <style:style style:name="Table13.A" style:family="table-column">
      <style:table-column-properties style:column-width="2.1361in"/>
    </style:style>
    <style:style style:name="Table13.B" style:family="table-column">
      <style:table-column-properties style:column-width="0.9465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0.0007in solid #000000" fo:border-top="none" fo:border-bottom="0.0007in solid #000000"/>
    </style:style>
    <style:style style:name="Table13.B3" style:family="table-cell">
      <style:table-cell-properties fo:padding="0.0382in" fo:border-left="0.0007in solid #000000" fo:border-right="0.0007in solid #000000" fo:border-top="none" fo:border-bottom="0.0007in solid #000000"/>
    </style:style>
    <style:style style:name="Table14" style:family="table">
      <style:table-properties style:width="3.0826in" table:align="left"/>
    </style:style>
    <style:style style:name="Table14.A" style:family="table-column">
      <style:table-column-properties style:column-width="2.1361in"/>
    </style:style>
    <style:style style:name="Table14.B" style:family="table-column">
      <style:table-column-properties style:column-width="0.9465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0.0007in solid #000000" fo:border-top="none" fo:border-bottom="0.0007in solid #000000"/>
    </style:style>
    <style:style style:name="Table14.B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Heading_20_1">
      <style:paragraph-properties fo:break-before="page"/>
    </style:style>
    <style:style style:name="P7" style:family="paragraph" style:parent-style-name="Heading_20_2">
      <style:paragraph-properties fo:break-before="page"/>
      <style:text-properties fo:font-size="32pt" style:font-size-asian="32pt" style:font-size-complex="32pt"/>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1pt" style:font-size-asian="11pt" style:font-size-complex="11pt"/>
    </style:style>
    <style:style style:name="P13" style:family="paragraph" style:parent-style-name="Text_20_body">
      <style:text-properties style:font-name="Nimbus Roman No9 L"/>
    </style:style>
    <style:style style:name="P14" style:family="paragraph" style:parent-style-name="Text_20_body">
      <style:text-properties fo:font-size="12pt" style:font-size-asian="10.5pt" style:font-size-complex="12pt"/>
    </style:style>
    <style:style style:name="P15" style:family="paragraph" style:parent-style-name="Table_20_Heading">
      <style:text-properties fo:font-style="normal" fo:font-weight="normal" style:font-style-asian="normal" style:font-weight-asian="normal" style:font-style-complex="normal" style:font-weight-complex="normal"/>
    </style:style>
    <style:style style:name="P16" style:family="paragraph" style:parent-style-name="Table_20_Contents">
      <style:paragraph-properties fo:text-align="center" style:justify-single-word="false"/>
    </style:style>
    <style:style style:name="P17" style:family="paragraph" style:parent-style-name="Code">
      <style:text-properties style:font-name="Nimbus Roman No9 L" fo:font-weight="bold" style:font-weight-asian="bold" style:font-weight-complex="bold"/>
    </style:style>
    <style:style style:name="P18" style:family="paragraph" style:parent-style-name="Code">
      <style:text-properties style:font-name="Courier 10 Pitch1" fo:font-size="10pt" style:font-size-asian="10pt" style:font-size-complex="10pt"/>
    </style:style>
    <style:style style:name="P19" style:family="paragraph" style:parent-style-name="Heading_20_2">
      <style:text-properties fo:font-size="32pt" style:font-size-asian="32pt" style:font-size-complex="32pt"/>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text-properties fo:font-size="12pt" style:font-size-asian="10.5pt" style:font-size-complex="12pt"/>
    </style:style>
    <style:style style:name="P24" style:family="paragraph" style:parent-style-name="Text_20_body">
      <style:text-properties fo:font-size="12pt" fo:font-weight="bold" style:font-size-asian="10.5pt" style:font-weight-asian="bold" style:font-size-complex="12pt" style:font-weight-complex="bold"/>
    </style:style>
    <style:style style:name="P25" style:family="paragraph" style:parent-style-name="Text_20_body">
      <style:text-properties style:font-name="Courier 10 Pitch1" fo:font-size="11pt" style:font-size-asian="11pt" style:font-size-complex="11pt"/>
    </style:style>
    <style:style style:name="P26" style:family="paragraph" style:parent-style-name="Contents_20_2">
      <style:paragraph-properties>
        <style:tab-stops>
          <style:tab-stop style:position="6.4957in" style:type="right" style:leader-style="dotted" style:leader-text="."/>
        </style:tab-stops>
      </style:paragraph-properties>
    </style:style>
    <style:style style:name="P27" style:family="paragraph" style:parent-style-name="Contents_20_1">
      <style:paragraph-properties>
        <style:tab-stops>
          <style:tab-stop style:position="6.6925in" style:type="right" style:leader-style="dotted" style:leader-text="."/>
        </style:tab-stops>
      </style:paragraph-properties>
    </style:style>
    <style:style style:name="P28" style:family="paragraph" style:parent-style-name="Heading_20_2">
      <style:paragraph-properties fo:break-before="page"/>
      <style:text-properties fo:font-size="32pt" style:font-size-asian="32pt" style:font-size-complex="32pt"/>
    </style:style>
    <style:style style:name="P29" style:family="paragraph" style:parent-style-name="Heading_20_2">
      <style:text-properties fo:font-size="32pt" style:font-size-asian="32pt" style:font-size-complex="32pt"/>
    </style:style>
    <style:style style:name="P30" style:family="paragraph" style:parent-style-name="Contents_20_4">
      <style:paragraph-properties>
        <style:tab-stops>
          <style:tab-stop style:position="6.1028in" style:type="right" style:leader-style="dotted" style:leader-text="."/>
        </style:tab-stops>
      </style:paragraph-properties>
    </style:style>
    <style:style style:name="P31" style:family="paragraph" style:parent-style-name="Contents_20_5">
      <style:paragraph-properties>
        <style:tab-stops>
          <style:tab-stop style:position="5.9063in" style:type="right" style:leader-style="dotted" style:leader-text="."/>
        </style:tab-stops>
      </style:paragraph-properties>
    </style:style>
    <style:style style:name="P32"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06-03</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About this Guide <text:tab/>7</text:p>
          <text:p text:style-name="P27">Introduction<text:tab/>8</text:p>
          <text:p text:style-name="P27">Overview<text:tab/>9</text:p>
          <text:p text:style-name="P26">Levels<text:tab/>9</text:p>
          <text:p text:style-name="P26">Configuration<text:tab/>9</text:p>
          <text:p text:style-name="P27">I/O System<text:tab/>10</text:p>
          <text:p text:style-name="P26">PSS9000<text:tab/>11</text:p>
          <text:p text:style-name="P32">Rack objekt<text:tab/>11</text:p>
          <text:p text:style-name="P30">Rack_SSAB<text:tab/>11</text:p>
          <text:p text:style-name="P31">Attributes<text:tab/>11</text:p>
          <text:p text:style-name="P31">Driver<text:tab/>11</text:p>
          <text:p text:style-name="P30">Ssab_RemoteRack<text:tab/>11</text:p>
          <text:p text:style-name="P31">Attributes<text:tab/>11</text:p>
          <text:p text:style-name="P32">Di card<text:tab/>12</text:p>
          <text:p text:style-name="P30">Ssab_BaseDiCard<text:tab/>12</text:p>
          <text:p text:style-name="P30">Ssab_DI32D<text:tab/>12</text:p>
          <text:p text:style-name="P32">Do cards<text:tab/>12</text:p>
          <text:p text:style-name="P30">Ssab_BaseDoCard<text:tab/>12</text:p>
          <text:p text:style-name="P30">Ssab_DO32KTS<text:tab/>13</text:p>
          <text:p text:style-name="P30">Ssab_DO32KTS_Stall<text:tab/>13</text:p>
          <text:p text:style-name="P32">Ai cards<text:tab/>13</text:p>
          <text:p text:style-name="P30">Ssab_BaseACard<text:tab/>13</text:p>
          <text:p text:style-name="P30">Ssab_AI8uP<text:tab/>13</text:p>
          <text:p text:style-name="P30">Ssab_AI16uP<text:tab/>14</text:p>
          <text:p text:style-name="P30">Ssab_AI32uP<text:tab/>14</text:p>
          <text:p text:style-name="P30">Ssab_AI16uP_Logger<text:tab/>14</text:p>
          <text:p text:style-name="P32">Ao cards<text:tab/>14</text:p>
          <text:p text:style-name="P30">Ssab_AO16uP<text:tab/>14</text:p>
          <text:p text:style-name="P30">Ssab_AO8uP<text:tab/>14</text:p>
          <text:p text:style-name="P30">Ssab_AO8uPL<text:tab/>14</text:p>
          <text:p text:style-name="P32">Co kort<text:tab/>14</text:p>
          <text:p text:style-name="P30">Ssab_CO4uP<text:tab/>14</text:p>
          <text:p text:style-name="P26">Profibus<text:tab/>16</text:p>
          <text:p text:style-name="P32">The profibus configuator<text:tab/>16</text:p>
          <text:p text:style-name="P30">Address<text:tab/>17</text:p>
          <text:p text:style-name="P30">SlaveGsdData<text:tab/>17</text:p>
          <text:p text:style-name="P30">UserPrmData<text:tab/>17</text:p>
          <text:p text:style-name="P30">Module<text:tab/>18</text:p>
          <text:p text:style-name="P32">Specify the data area<text:tab/>19</text:p>
          <text:p text:style-name="P30">Digital inputs<text:tab/>19</text:p>
          <text:p text:style-name="P30">Analog inputs<text:tab/>20</text:p>
          <text:p text:style-name="P30">Digital outputs<text:tab/>20</text:p>
          <text:p text:style-name="P30">Analog outputs<text:tab/>20</text:p>
          <text:p text:style-name="P30">Complex dataareas<text:tab/>20</text:p>
          <text:p text:style-name="P32">Driver<text:tab/>20</text:p>
          <text:p text:style-name="P32">Agent object<text:tab/>20</text:p>
          <text:p text:style-name="P30"><text:soft-page-break/>Pb_Profiboard<text:tab/>20</text:p>
          <text:p text:style-name="P32">Slave objects<text:tab/>20</text:p>
          <text:p text:style-name="P30">Pb_Dp_Slave<text:tab/>20</text:p>
          <text:p text:style-name="P30">ABB_ACS_Pb_Slave<text:tab/>21</text:p>
          <text:p text:style-name="P30">Siemens_ET200S_IM151<text:tab/>21</text:p>
          <text:p text:style-name="P30">Siemens ET200M_IM153<text:tab/>21</text:p>
          <text:p text:style-name="P32">Module objects<text:tab/>21</text:p>
          <text:p text:style-name="P30">Pb_Module<text:tab/>21</text:p>
          <text:p text:style-name="P30">ABB_ACS_PPO5<text:tab/>21</text:p>
          <text:p text:style-name="P30">Siemens_ET200S_Ai2<text:tab/>21</text:p>
          <text:p text:style-name="P30">Siemens_ET200S_Ao2<text:tab/>21</text:p>
          <text:p text:style-name="P30">Siemens_ET200M_Di4<text:tab/>21</text:p>
          <text:p text:style-name="P30">Siemens_ET200M_Di2<text:tab/>21</text:p>
          <text:p text:style-name="P30">Siemens_ET200M_Do4<text:tab/>21</text:p>
          <text:p text:style-name="P30">Siemens_ET200M_Do2<text:tab/>21</text:p>
          <text:p text:style-name="P26">Modbus TCP Client<text:tab/>22</text:p>
          <text:p text:style-name="P32">Configuration of a device<text:tab/>22</text:p>
          <text:p text:style-name="P30">Master<text:tab/>22</text:p>
          <text:p text:style-name="P30">Slaves<text:tab/>22</text:p>
          <text:p text:style-name="P30">Modules<text:tab/>23</text:p>
          <text:p text:style-name="P32">Specify the data area<text:tab/>24</text:p>
          <text:p text:style-name="P30">Example<text:tab/>24</text:p>
          <text:p text:style-name="P32">Master object<text:tab/>27</text:p>
          <text:p text:style-name="P30">Modbus_Master<text:tab/>27</text:p>
          <text:p text:style-name="P32">Slave objects<text:tab/>27</text:p>
          <text:p text:style-name="P30">Modbus_TCP_Slave<text:tab/>27</text:p>
          <text:p text:style-name="P32">Module objects<text:tab/>28</text:p>
          <text:p text:style-name="P30">Modbus_Module<text:tab/>28</text:p>
          <text:p text:style-name="P26">Modbus TCP Server<text:tab/>29</text:p>
          <text:p text:style-name="P32">Data areas<text:tab/>29</text:p>
          <text:p text:style-name="P32">Unit id<text:tab/>29</text:p>
          <text:p text:style-name="P32">Port<text:tab/>29</text:p>
          <text:p text:style-name="P26">MotionControl USB I/O<text:tab/>32</text:p>
          <text:p text:style-name="P32">Driver<text:tab/>32</text:p>
          <text:p text:style-name="P32">Rack object<text:tab/>32</text:p>
          <text:p text:style-name="P30">MotonControl_USB<text:tab/>32</text:p>
          <text:p text:style-name="P32">Card object<text:tab/>33</text:p>
          <text:p text:style-name="P30">MotionControl_USBIO<text:tab/>33</text:p>
          <text:p text:style-name="P32">Channels<text:tab/>33</text:p>
          <text:p text:style-name="P30">Ai configuration<text:tab/>33</text:p>
          <text:p text:style-name="P30">Ao configuration<text:tab/>34</text:p>
          <text:p text:style-name="P32">Link file<text:tab/>34</text:p>
          <text:p text:style-name="P26">Velleman K8055<text:tab/>35</text:p>
          <text:p text:style-name="P32">Agent object<text:tab/>35</text:p>
          <text:p text:style-name="P30">USB_Agent<text:tab/>35</text:p>
          <text:p text:style-name="P32">Rack object<text:tab/>35</text:p>
          <text:p text:style-name="P30">Velleman_K8055<text:tab/>35</text:p>
          <text:p text:style-name="P32">Card object<text:tab/>35</text:p>
          <text:p text:style-name="P30">Velleman_K8055_Board<text:tab/>35</text:p>
          <text:p text:style-name="P32">Channels<text:tab/>36</text:p>
          <text:p text:style-name="P30"><text:soft-page-break/>Ai configuration<text:tab/>36</text:p>
          <text:p text:style-name="P30">Ao configuration<text:tab/>36</text:p>
          <text:p text:style-name="P32">Link file<text:tab/>36</text:p>
          <text:p text:style-name="P26">GPIO<text:tab/>38</text:p>
          <text:p text:style-name="P26">OneWire<text:tab/>39</text:p>
          <text:p text:style-name="P32">Maxim_DS18B20<text:tab/>39</text:p>
          <text:p text:style-name="P27">Adaption of I/O systems<text:tab/>41</text:p>
          <text:p text:style-name="P26">Overview<text:tab/>41</text:p>
          <text:p text:style-name="P32">Levels<text:tab/>41</text:p>
          <text:p text:style-name="P32">Area objekt<text:tab/>42</text:p>
          <text:p text:style-name="P32">I/O objects<text:tab/>42</text:p>
          <text:p text:style-name="P32">Processes<text:tab/>42</text:p>
          <text:p text:style-name="P32">Framework<text:tab/>42</text:p>
          <text:p text:style-name="P32">Methods<text:tab/>43</text:p>
          <text:p text:style-name="P26">Framework<text:tab/>43</text:p>
          <text:p text:style-name="P26">Create I/O objects<text:tab/>45</text:p>
          <text:p text:style-name="P32">Flags<text:tab/>49</text:p>
          <text:p text:style-name="P32">Attributes<text:tab/>50</text:p>
          <text:p text:style-name="P30">Description<text:tab/>50</text:p>
          <text:p text:style-name="P30">Process<text:tab/>50</text:p>
          <text:p text:style-name="P30">ThreadObject<text:tab/>50</text:p>
          <text:p text:style-name="P32">Method objects<text:tab/>50</text:p>
          <text:p text:style-name="P30">Agents<text:tab/>51</text:p>
          <text:p text:style-name="P30">Racks<text:tab/>51</text:p>
          <text:p text:style-name="P30">Cards<text:tab/>51</text:p>
          <text:p text:style-name="P30">Connect-method for a ThreadObject<text:tab/>51</text:p>
          <text:p text:style-name="P26">Methods<text:tab/>52</text:p>
          <text:p text:style-name="P30">Local data structure<text:tab/>52</text:p>
          <text:p text:style-name="P30">Agent-Methods<text:tab/>52</text:p>
          <text:p text:style-name="P31">IoAgentInit<text:tab/>52</text:p>
          <text:p text:style-name="P31">IoAgentClose<text:tab/>52</text:p>
          <text:p text:style-name="P31">IoAgentRead<text:tab/>53</text:p>
          <text:p text:style-name="P31">IoAgentWrite<text:tab/>53</text:p>
          <text:p text:style-name="P31">IoAgentSwap<text:tab/>53</text:p>
          <text:p text:style-name="P31">Rack-metoder<text:tab/>53</text:p>
          <text:p text:style-name="P31">IoRackInit<text:tab/>53</text:p>
          <text:p text:style-name="P31">IoRackClose<text:tab/>53</text:p>
          <text:p text:style-name="P31">IoRackRead<text:tab/>53</text:p>
          <text:p text:style-name="P31">IoRackWrite<text:tab/>53</text:p>
          <text:p text:style-name="P31">IoRackSwap<text:tab/>53</text:p>
          <text:p text:style-name="P31">Card-metoder<text:tab/>53</text:p>
          <text:p text:style-name="P31">IoCardInit<text:tab/>53</text:p>
          <text:p text:style-name="P31">IoCardClose<text:tab/>54</text:p>
          <text:p text:style-name="P31">IoCardRead<text:tab/>54</text:p>
          <text:p text:style-name="P31">IoCardWrite<text:tab/>54</text:p>
          <text:p text:style-name="P31">IoCardSwap<text:tab/>54</text:p>
          <text:p text:style-name="P30">Method registration<text:tab/>54</text:p>
          <text:p text:style-name="P30">Class registration<text:tab/>54</text:p>
          <text:p text:style-name="P31">Module in Proview base system<text:tab/>54</text:p>
          <text:p text:style-name="P31">Project<text:tab/>54</text:p>
          <text:p text:style-name="P30"><text:soft-page-break/>Example of rack methods<text:tab/>55</text:p>
          <text:p text:style-name="P30">Example of the methods of a digital input card<text:tab/>56</text:p>
          <text:p text:style-name="P30">Example of the methods of a digital output card<text:tab/>59</text:p>
          <text:p text:style-name="P26">Step by step description<text:tab/>62</text:p>
          <text:p text:style-name="P32">Attach to a project<text:tab/>62</text:p>
          <text:p text:style-name="P30">Create classes<text:tab/>62</text:p>
          <text:p text:style-name="P31">Create a class volume<text:tab/>62</text:p>
          <text:p text:style-name="P31">Open the classvolume<text:tab/>63</text:p>
          <text:p text:style-name="P31">Create a rack class<text:tab/>64</text:p>
          <text:p text:style-name="P31">Create a card class<text:tab/>71</text:p>
          <text:p text:style-name="P31">Build the classvolume<text:tab/>77</text:p>
          <text:p text:style-name="P30">Install the driver<text:tab/>77</text:p>
          <text:p text:style-name="P32">Write methods<text:tab/>78</text:p>
          <text:p text:style-name="P31">Class registration<text:tab/>82</text:p>
          <text:p text:style-name="P31">Makefile<text:tab/>82</text:p>
          <text:p text:style-name="P31">Link file<text:tab/>83</text:p>
          <text:p text:style-name="P30">Configure the node hierarchy<text:tab/>83</text:p>
        </text:index-body>
      </text:table-of-content>
      <text:p text:style-name="P3"/>
      <text:h text:style-name="P6"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text:style-name="L1">
        <text:list-item>
          <text:p text:style-name="P20">be portable and runnable on different platforms.</text:p>
        </text:list-item>
        <text:list-item>
          <text:p text:style-name="P20">handle I/O devices on the local bus.</text:p>
        </text:list-item>
        <text:list-item>
          <text:p text:style-name="P20">handle distributed I/O systems and communicate with remote rack systems.</text:p>
        </text:list-item>
        <text:list-item>
          <text:p text:style-name="P20">make it possible to add new I/O-systems with ease.</text:p>
        </text:list-item>
        <text:list-item>
          <text:p text:style-name="P20">allow projects to implement local I/O systems.</text:p>
        </text:list-item>
        <text:list-item>
          <text:p text:style-name="P20">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19"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8">The Rack_SSAB object represents a 19” PSS9000 rack with QBUS backplane. The number of card slots can vary.</text:p>
      <text:p text:style-name="P8">The rack is connected to a x86 PC with a PCI-QBUS converter card, PCI-Q, that is installed into the PC and connected to the rack with a cable. Several racks can be connected via bus extension card.</text:p>
      <text:p text:style-name="P8">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8">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text:soft-page-break/>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9"><draw:frame draw:style-name="fr2" draw:name="graphics11" text:anchor-type="paragraph" svg:x="0.0228in" svg:y="0in" svg:width="5.2917in" svg:height="7.1354in"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19"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126in" svg:y="0.2327in" svg:width="5.2917in" svg:height="6.5311in"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9"><draw:frame draw:style-name="fr2" draw:name="graphics9" text:anchor-type="paragraph" svg:x="-0.0083in" svg:y="0.0835in" svg:width="5.2917in" svg:height="6.5311in"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126in" svg:y="2.1547in" svg:width="5in" svg:height="3.4791in"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p text:style-name="P5"/>
      <text:h text:style-name="P19"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0">MODBUS Application Protocol Specification V1.1b</text:p>
      <text:p text:style-name="P10">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3" draw:name="graphics25" text:anchor-type="paragraph" svg:width="5.1583in" svg:height="5.6689in"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0">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0">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0">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0">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0">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9">Input area</text:p>
      <table:table table:name="Table8" table:style-name="Table8">
        <table:table-column table:style-name="Table8.A"/>
        <text:soft-page-break/>
        <table:table-row>
          <table:table-cell table:style-name="Table8.A1" office:value-type="string">
            <text:p text:style-name="P15">1 register (2 bytes) digital input data, 6 lowest bits represent the inputs</text:p>
          </table:table-cell>
        </table:table-row>
        <table:table-row>
          <table:table-cell table:style-name="Table8.A2" office:value-type="string">
            <text:p text:style-name="P16">1 register (2 bytes) digital input status</text:p>
          </table:table-cell>
        </table:table-row>
        <table:table-row>
          <table:table-cell table:style-name="Table8.A2" office:value-type="string">
            <text:p text:style-name="P16">1 register (2 bytes) echo digital output</text:p>
          </table:table-cell>
        </table:table-row>
        <table:table-row>
          <table:table-cell table:style-name="Table8.A2" office:value-type="string">
            <text:p text:style-name="P16">1 register, digital output status</text:p>
          </table:table-cell>
        </table:table-row>
        <table:table-row>
          <table:table-cell table:style-name="Table8.A2" office:value-type="string">
            <text:p text:style-name="P16">1 register, analog input channel 1</text:p>
          </table:table-cell>
        </table:table-row>
        <table:table-row>
          <table:table-cell table:style-name="Table8.A2" office:value-type="string">
            <text:p text:style-name="P16">1 register, analog input channel 2</text:p>
          </table:table-cell>
        </table:table-row>
        <table:table-row>
          <table:table-cell table:style-name="Table8.A2" office:value-type="string">
            <text:p text:style-name="P16">1 register, echo analog output channel 1</text:p>
          </table:table-cell>
        </table:table-row>
        <table:table-row>
          <table:table-cell table:style-name="Table8.A2" office:value-type="string">
            <text:p text:style-name="P16">1 register, echo analog output channel 2</text:p>
          </table:table-cell>
        </table:table-row>
      </table:table>
      <text:p text:style-name="Text_20_body"/>
      <text:p text:style-name="P9">Output area</text:p>
      <table:table table:name="Table9" table:style-name="Table9">
        <table:table-column table:style-name="Table9.A"/>
        <table:table-header-rows>
          <table:table-row>
            <table:table-cell table:style-name="Table9.A1" office:value-type="string">
              <text:p text:style-name="P15">1 register digital output data, 6 lowest bits represent the outputs</text:p>
            </table:table-cell>
          </table:table-row>
        </table:table-header-rows>
        <table:table-row>
          <table:table-cell table:style-name="Table9.A2" office:value-type="string">
            <text:p text:style-name="P16">1 register, analog output channel 1</text:p>
          </table:table-cell>
        </table:table-row>
        <table:table-row>
          <table:table-cell table:style-name="Table9.A2" office:value-type="string">
            <text:p text:style-name="P16">1 register, analog output channel 2</text:p>
          </table:table-cell>
        </table:table-row>
      </table:table>
      <text:p text:style-name="Text_20_body"/>
      <text:p text:style-name="P9">Configuration</text:p>
      <text:p text:style-name="Text_20_body">The configuration is made with 2 Modbus modules. One will read holding registers starting at address 5391 and one will write registers starting at address 0.</text:p>
      <text:p text:style-name="Text_20_body"><draw:frame draw:style-name="fr3" draw:name="graphics26" text:anchor-type="paragraph" svg:width="5.3035in" svg:height="5.1602in"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3" draw:name="graphics27" text:anchor-type="paragraph" svg:width="5.5772in" svg:height="6.0673in"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3" draw:name="graphics28" text:anchor-type="paragraph" svg:width="5.4681in" svg:height="6.1543in"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19" text:outline-level="2"/>
      <text:h text:style-name="P7" text:outline-level="2">Modbus TCP Server</text:h>
      <text:p text:style-name="P14">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9"><draw:frame draw:style-name="fr4" draw:name="graphics30" text:anchor-type="paragraph" svg:width="6.6925in" svg:height="3.5547in" draw:z-index="29"><draw:image xlink:href="Pictures/10000201000002A000000165CA819E17.png" xlink:type="simple" xlink:show="embed" xlink:actuate="onLoad"/></draw:frame><text:soft-page-break/>Fig Modbus Server configuration</text:p>
      <text:p text:style-name="P9"><draw:frame draw:style-name="fr4" draw:name="graphics31" text:anchor-type="paragraph" svg:width="6.6925in" svg:height="7.3173in" draw:z-index="30"><draw:image xlink:href="Pictures/10000201000002A2000002E183D5BAFC.png" xlink:type="simple" xlink:show="embed" xlink:actuate="onLoad"/></draw:frame><text:soft-page-break/>Fig Modbus Server channel configuration </text:p>
      <text:p text:style-name="P5"/>
      <text:h text:style-name="P19"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1">&gt; tar -xvzf usbio.tar.tz</text:p>
      <text:p text:style-name="Text_20_body">Build the driver with make</text:p>
      <text:p text:style-name="P11">&gt; cd usbio/driver/linux-2.6</text:p>
      <text:p text:style-name="P11">&gt; make</text:p>
      <text:p text:style-name="Text_20_body">Install the driver <text:span text:style-name="T5">usbio.ko </text:span><text:span text:style-name="T8">as root</text:span></text:p>
      <text:p text:style-name="P11">&gt; insmod usbio.ko</text:p>
      <text:p text:style-name="Text_20_body">Allow all to read and write to the driver</text:p>
      <text:p text:style-name="P11">&gt; chmod a+rw /dev/usbio0</text:p>
      <text:p text:style-name="P13">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pwr_rt -lusbio</text:p>
      <text:h text:style-name="P19" text:outline-level="2"/>
      <text:h text:style-name="P7"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usb/002/003. With the command</text:p>
      <text:p text:style-name="Text_20_body">&gt; sudo chmod a+rw /dev/usb/002/003</text:p>
      <text:p text:style-name="Text_20_body">all users are given read and write access.</text:p>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text:soft-page-break/>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libusb-1.0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P12">$pwr_obj/rt_io_user.o -lpwr_rt -lusb-1.0 -lpwr_usbio_dummy</text:p>
      <text:p text:style-name="P9"><draw:frame draw:style-name="fr1" draw:name="graphics29" text:anchor-type="paragraph" svg:x="0.0181in" svg:y="0in" svg:width="6.302in" svg:height="6.4063in" draw:z-index="28"><draw:image xlink:href="Pictures/100000000000025D00000267DBB29C45.png" xlink:type="simple" xlink:show="embed" xlink:actuate="onLoad"/></draw:frame><text:soft-page-break/>Fig Velleman K8055 configuration</text:p>
      <text:h text:style-name="P19" text:outline-level="2"/>
      <text:h text:style-name="P7" text:outline-level="2">GPIO</text:h>
      <text:p text:style-name="P14">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4">The GPIO implementation in Proview uses the support for GPIO in the Linux kernel. GPIO has to be specified in the kernel setup.</text:p>
      <text:p text:style-name="P14">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4"><draw:frame draw:style-name="fr1" draw:name="graphics32" text:anchor-type="paragraph" svg:x="0.0043in" svg:y="0.1646in" svg:width="6.0299in" svg:height="5.3402in" draw:z-index="31"><draw:image xlink:href="Pictures/100002010000025B000002168CAFBCC6.png" xlink:type="simple" xlink:show="embed" xlink:actuate="onLoad"/></draw:frame>Fig GPIO configuration</text:p>
      <text:h text:style-name="P19" text:outline-level="2"/>
      <text:h text:style-name="P7" text:outline-level="2">OneWire</text:h>
      <text:p text:style-name="P14">1-Wire is a serial bus system with low speed data transfer. </text:p>
      <text:p text:style-name="P14">The rack level is configured with a OneWire object, and below this, the card objects for components attached to the 1-Wire circuit. </text:p>
      <text:p text:style-name="P14">The 1-Wire implementation in Proview uses the support for 1-Wire in the Linux kernel. 1-Wire has to be specified in the kernel setup.</text:p>
      <text:p text:style-name="P14">1-Wire devices has an identity that has to be stated in the Address attribute of the card object. The identity should be stated in decimal form. To retrieve the identity, attach the sensor to the bus, and list the directory /sys/bus/w1/w1 bus master.</text:p>
      <text:p text:style-name="P12">&gt; ls /sys/bus/w1/w1\ bus\ master</text:p>
      <text:p text:style-name="P12">28-0000028fa89c</text:p>
      <text:p text:style-name="P14">The first number is the family (28) and the last number is the identity (28fa89c) in hexadecimal form. This should be converted to decimal and inserted into the Address attribute.</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4"><draw:frame draw:style-name="fr1" draw:name="graphics33" text:anchor-type="paragraph" svg:x="0.0291in" svg:y="0in" svg:width="6.4701in" svg:height="6.5201in"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text:style-name="L2">
        <text:list-item>
          <text:p text:style-name="P21">creates a context.</text:p>
        </text:list-item>
        <text:list-item>
          <text:p text:style-name="P21">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1">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1">for every I/O objects that is inserted, the methods are identified, and pointers to the methodsfunctions are fetched. Also pointers to the object and the objects name, is inserted in the data structure.</text:p>
        </text:list-item>
        <text:list-item>
          <text:p text:style-name="P21">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9">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7">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9">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9">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9">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9">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9"><draw:frame draw:style-name="fr2" draw:name="graphics6" text:anchor-type="paragraph" svg:x="0.0626in" svg:y="0.1756in" svg:width="5.4583in" svg:height="4.7709in" draw:z-index="10"><draw:image xlink:href="Pictures/100000000000020C000001CAE7020527.gif" xlink:type="simple" xlink:show="embed" xlink:actuate="onLoad"/></draw:frame><text:soft-page-break/>Fig Example of a baseclass for a card</text:p>
      <text:p text:style-name="P9"><draw:frame draw:style-name="fr2" draw:name="graphics7" text:anchor-type="paragraph" svg:x="0.0311in" svg:y="0.1382in" svg:width="6.1665in" svg:height="8.2083in"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9"><draw:frame draw:style-name="fr5" draw:name="graphics4" text:anchor-type="paragraph" svg:width="4.9063in" svg:height="3.3543in"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9"><draw:frame draw:style-name="fr5" draw:name="graphics5" text:anchor-type="paragraph" svg:width="4.0835in" svg:height="0.8646in"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9"><draw:frame draw:style-name="fr5" draw:name="graphics3" text:anchor-type="paragraph" svg:width="4.7083in" svg:height="2.1874in"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9"><draw:frame draw:style-name="fr6" draw:name="graphics2" text:anchor-type="paragraph" svg:x="0.0055in" svg:y="0.1409in" svg:width="4.1043in" svg:height="1.8335in"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text:style-name="L3">
        <text:list-item>
          <text:p text:style-name="P22">Init-method is called at initialization of the I/O handling, i.e. at startup of the runtime environment and at soft restart.</text:p>
        </text:list-item>
        <text:list-item>
          <text:p text:style-name="P22">Close-method is called when the I/O handling is terminated, i.e. when the runtime environment is stopped or at a soft restart. </text:p>
        </text:list-item>
        <text:list-item>
          <text:p text:style-name="P22">Read-method is called cyclic when its time to read the input cards.</text:p>
        </text:list-item>
        <text:list-item>
          <text:p text:style-name="P22">Write-method is called cyclic when its time to put out values to the output cards.</text:p>
        </text:list-item>
        <text:list-item>
          <text:p text:style-name="P22">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18"/>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11">&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9"><draw:frame draw:style-name="fr1" draw:name="graphics12" text:anchor-type="paragraph" svg:x="0in" svg:y="0in" svg:width="6.6925in" svg:height="3.4807in"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11">&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9"><draw:frame draw:style-name="fr7" draw:name="graphics13" text:anchor-type="paragraph" svg:width="6.6874in" svg:height="4.0728in" draw:z-index="23"><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9"><draw:frame draw:style-name="fr4" draw:name="graphics14" text:anchor-type="paragraph" svg:width="6.6925in" svg:height="5.6409in" draw:z-index="13"><draw:image xlink:href="Pictures/100000000000029000000229318AE643.gif" xlink:type="simple" xlink:show="embed" xlink:actuate="onLoad"/></draw:frame>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9"><draw:frame draw:style-name="fr4" draw:name="graphics15" text:anchor-type="paragraph" svg:width="6.6925in" svg:height="4.0598in"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9"><draw:frame draw:style-name="fr4" draw:name="graphics16" text:anchor-type="paragraph" svg:width="6.6925in" svg:height="5.6717in"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9"><draw:frame draw:style-name="fr4" draw:name="graphics17" text:anchor-type="paragraph" svg:width="6.6925in" svg:height="4.2335in"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4" draw:name="graphics19" text:anchor-type="paragraph" svg:width="6.6925in" svg:height="4.939in" draw:z-index="17"><draw:image xlink:href="Pictures/10000000000002B3000001FEC2429221.gif" xlink:type="simple" xlink:show="embed" xlink:actuate="onLoad"/></draw:frame><text:soft-page-break/></text:p>
      <text:p text:style-name="P9">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9"><draw:frame draw:style-name="fr1" draw:name="graphics18" text:anchor-type="paragraph" svg:x="0in" svg:y="0.0457in" svg:width="6.6925in" svg:height="4.5134in"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9"><draw:frame draw:style-name="fr4" draw:name="graphics20" text:anchor-type="paragraph" svg:width="6.6925in" svg:height="4.5374in"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9"><draw:frame draw:style-name="fr4" draw:name="graphics21" text:anchor-type="paragraph" svg:width="6.6925in" svg:height="4.7929in" draw:z-index="5"><draw:image xlink:href="Pictures/10000000000002D600000208A3D68DD9.gif" xlink:type="simple" xlink:show="embed" xlink:actuate="onLoad"/></draw:frame><text:soft-page-break/>Fig I/O method configuration</text:p>
      <text:p text:style-name="P9"/>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1">&gt; tar -xvzf usbio.tar.tz</text:p>
      <text:p text:style-name="Text_20_body">Build the driver with make</text:p>
      <text:p text:style-name="P11">&gt; cd usbio/driver/linux-2.6</text:p>
      <text:p text:style-name="P11">&gt; make</text:p>
      <text:p text:style-name="Text_20_body">Install the driver <text:span text:style-name="T5">usbio.ko </text:span>as root</text:p>
      <text:p text:style-name="P11">&gt; insmod usbio.ko</text:p>
      <text:p text:style-name="Text_20_body">Allow all users to read and write to the driver</text:p>
      <text:p text:style-name="P11">&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9">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9">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9">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9">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1">&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9"><draw:frame draw:style-name="fr1" draw:name="graphics22" text:anchor-type="paragraph" svg:x="0in" svg:y="0.189in" svg:width="6.6925in" svg:height="7.0362in"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4" draw:name="graphics23" text:anchor-type="paragraph" svg:width="6.6925in" svg:height="5.6772in" draw:z-index="9"><draw:image xlink:href="Pictures/100000000000028D0000022A29636F70.gif" xlink:type="simple" xlink:show="embed" xlink:actuate="onLoad"/></draw:frame><text:soft-page-break/></text:p>
      <text:p text:style-name="P9">Fig Ai channel</text:p>
      <text:p text:style-name="Text_20_body">When reading the Ao channels, you receive the signal value 0-5 V, and a configuration for ActualValue range 0-100 can be seen in <text:span text:style-name="T4">Fig Ao channel</text:span>.</text:p>
      <text:p text:style-name="P9"><draw:frame draw:style-name="fr4" draw:name="graphics24" text:anchor-type="paragraph" svg:width="6.6925in" svg:height="5.6772in"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list-style-name=""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6-04T07:08:33</meta:creation-date>
    <dc:date>2010-06-08T08:01:46</dc:date>
    <dc:language>en-US</dc:language>
    <meta:editing-cycles>135</meta:editing-cycles>
    <meta:editing-duration>P11DT2H36M52S</meta:editing-duration>
    <meta:user-defined meta:name="Info 1"/>
    <meta:user-defined meta:name="Info 2"/>
    <meta:user-defined meta:name="Info 3"/>
    <meta:user-defined meta:name="Info 4"/>
    <meta:document-statistic meta:table-count="12" meta:image-count="33" meta:object-count="0" meta:page-count="86" meta:paragraph-count="1605" meta:word-count="15037" meta:character-count="92696"/>
  </office:meta>
</office:document-meta>
</file>